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nnoy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attention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comfortabl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consequence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curiou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curv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decid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direction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disappointed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discover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embarrassed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enormou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explor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fascinating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feast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frustrated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gigantic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grumpy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ignor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instead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investigat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invit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jealou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lovely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measuring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miserabl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mumbl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nervou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nibbled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notic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observing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ordinary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preciou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prefer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proud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remind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respect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rhym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searching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spotless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squirm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stomped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suddenly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suggestion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uncomfortable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worried</text:p>
          </table:table-cell>
          <table:table-cell office:value-type="string" calcext:value-type="string">
            <text:p>Grade-1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dmonish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mbigu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nalogy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narchy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ssidu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ssimil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ugm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uthentic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bolster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bureaucratic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ircumv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oalition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ohesiv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ollabor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omply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oncurr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onnotation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onstitu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onting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criteria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emeanor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eplor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erogatory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isparity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issemin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issid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iver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ocil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dorma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egocentric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elusiv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emul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equitabl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eradic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estrang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exacerb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expedi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fabric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fortuit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fraudul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hein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hypothetical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illici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immin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incongru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indigen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indiscrimin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inher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jurisdiction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lax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neglig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nonchala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omnipot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opportun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oppos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panacea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precari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precipit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preclud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profici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propensity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qualitativ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quantitativ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redeem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rejuven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releg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relinquish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repugna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resili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retrospec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spontane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stringen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subordin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subsidiz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tenuous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travesty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tumul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unilateral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vindicate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zealot</text:p>
          </table:table-cell>
          <table:table-cell office:value-type="string" calcext:value-type="string">
            <text:p>Grade-10</text:p>
          </table:table-cell>
        </table:table-row>
        <table:table-row table:style-name="ro1">
          <table:table-cell office:value-type="string" calcext:value-type="string">
            <text:p>aberration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ccolad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ccommod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esthetic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ffinit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ltercation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micabl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narch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nomal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ppall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rdu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rticul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stu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uthoritarian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version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biased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brevit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ajol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all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apitul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atalys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atharsi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austic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hastis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lamor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oalesc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ognizan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ommiser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omposur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onciliator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opi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cordial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earth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ebilit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ecadenc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eferenc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eline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eprec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evi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idactic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isparag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duplicit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edific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effervescen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egregi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elusiv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equivocal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exemplar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expedien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extrane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frivol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grueling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haphazard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heretic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hindranc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hypocris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iconoclas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incessan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incidental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inci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incorrigibl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indic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indoctrin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insurgen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intangibl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judici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lavish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listles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meager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negligent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obliter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ponder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preclud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prerequisi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proximit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rectify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rescind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rigorous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scrutiniz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substanti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surmis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tirad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turbulenc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unimpeachabl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unobtrusiv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usurp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whimsical</text:p>
          </table:table-cell>
          <table:table-cell office:value-type="string" calcext:value-type="string">
            <text:p>Grade-11</text:p>
          </table:table-cell>
        </table:table-row>
        <table:table-row table:style-name="ro1">
          <table:table-cell office:value-type="string" calcext:value-type="string">
            <text:p>abbreviat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bdicat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dulation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dversit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esthetic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micabl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nachronistic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necdot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ntagonis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rid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ssidu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sylum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benevole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amaraderi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ircuit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lairvoya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ollaborat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ondescending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onformis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ongregation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convergenc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deleteri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demagogu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digression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dilige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emulat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enervating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enhanc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ephemeral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evanesce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exasperation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exemplar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extenuating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florid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fortuit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frugal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haught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hedonis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hypothesi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incompatibl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inconsequential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inevitabl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integrit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intuitiv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jubilation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lobbyis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longevit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mundan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nonchala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novic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opule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orator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ostentati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parched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precoci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pretenti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procrastinat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prosaic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prosperit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provocativ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prude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querul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rancor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reclusiv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reconciliation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renovation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resilie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restrained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reverenc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agacit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crutiniz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pontaneit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puri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ubstantiat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ubtl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uperficial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uperflu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uppres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surreptiti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tactful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tenacious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transien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venerabl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vindicate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wary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zealot</text:p>
          </table:table-cell>
          <table:table-cell office:value-type="string" calcext:value-type="string">
            <text:p>Grade-12</text:p>
          </table:table-cell>
        </table:table-row>
        <table:table-row table:style-name="ro1">
          <table:table-cell office:value-type="string" calcext:value-type="string">
            <text:p>amaz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amusing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annoy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arranged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avoid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classify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community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connection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cooperation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curious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describ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detail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diagram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discover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drowsy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enormous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estimat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exercis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expect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famous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flock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friendly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frighten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insist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investigat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leaned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living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moist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non-living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noticed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opinion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peeking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pok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prefer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publish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revis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separat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shivered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steaming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stormy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suppos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sway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swoop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treasure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vanish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volunteer</text:p>
          </table:table-cell>
          <table:table-cell office:value-type="string" calcext:value-type="string">
            <text:p>Grade-2</text:p>
          </table:table-cell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agreeabl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argu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arrang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areless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oas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onstruc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ontinen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dangl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describ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details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develop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diagram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disappointed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elec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endangered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examin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fatal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flexibl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furious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gathered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gis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infe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intelligen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invitation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irritat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mend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nervous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occu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passag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persuad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pleasan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prank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ridiculous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sca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shive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slumbe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starv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typical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unit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valuabl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volunteer</text:p>
          </table:table-cell>
          <table:table-cell office:value-type="string" calcext:value-type="string">
            <text:p>Grade-3</text:p>
          </table:table-cell>
        </table:table-row>
        <table:table-row table:style-name="ro1">
          <table:table-cell office:value-type="string" calcext:value-type="string">
            <text:p>accomplish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approached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argued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automatically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avoid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calculat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circular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concluding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confirm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convinc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decreas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demonstrat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describ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detail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develop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disappointed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distribut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ffectiv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liminat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ntirety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ssential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stimat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xclaimed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flexibl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fortunat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frequen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furious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increasing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infer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observ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obvious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organized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passag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persuad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prediction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prefer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rarely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recommend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represen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scarc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separat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simplify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summarize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surround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threatens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tradition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typical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usually</text:p>
          </table:table-cell>
          <table:table-cell office:value-type="string" calcext:value-type="string">
            <text:p>Grade-4</text:p>
          </table:table-cell>
        </table:table-row>
        <table:table-row table:style-name="ro1">
          <table:table-cell office:value-type="string" calcext:value-type="string">
            <text:p>abolish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ccomplish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nnounc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rgumen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void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briskly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ceas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claim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conclud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conflic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consisten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convinc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decad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dissatisfied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drowsy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dibl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ffortless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stablish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xpansion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xpectation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xplain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extend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frequen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gigantic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gis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harsh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heroic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hesit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hilarious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hostil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huddl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illegibl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immigr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investig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navig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opposed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ordinary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passag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persuad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recently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revol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scarc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summariz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tension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tolerat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unexpected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unfamiliar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Grade-5</text:p>
          </table:table-cell>
        </table:table-row>
        <table:table-row table:style-name="ro1">
          <table:table-cell office:value-type="string" calcext:value-type="string">
            <text:p>accumul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adequ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appropri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artifac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alcul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atastroph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hronological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itize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ivilizatio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ompos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onsequenc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onstruc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contribu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declar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democracy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drastic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elabor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encourag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equatio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exagger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extend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extensiv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ferocious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frequen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genuin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hypothesis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insists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irrig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lofty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manipul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massiv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narr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obedien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peculiar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persuad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predictio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realistic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recoun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reinforc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repetitio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retriev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suspens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tentativ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thesis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unanimous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viewpoint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violate</text:p>
          </table:table-cell>
          <table:table-cell office:value-type="string" calcext:value-type="string">
            <text:p>Grade-6</text:p>
          </table:table-cell>
        </table:table-row>
        <table:table-row table:style-name="ro1">
          <table:table-cell office:value-type="string" calcext:value-type="string">
            <text:p>abdic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brasi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bruptly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cquir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ddic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dequ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dmonish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ffiliatio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git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lleg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lloc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ntagoniz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uthentic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bamboozl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bewilder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bewildered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bias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boycot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haracteriz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hronological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mpel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mpete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nclusi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ndem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ndor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nfro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nnotatio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nsecuti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nsul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pious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correspond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dawdl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deceitful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demeanor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derogatory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devast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devious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devour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eligibl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emphasiz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estim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exonerated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expositio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exubera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famished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mpartial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ndiffere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ndustrious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nevitabl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nfuri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nhabitants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niti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r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irreleva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liaiso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libel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ludicrous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mandatory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mitig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narra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necessity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neglige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obnoxious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omi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oppositio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oppress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percei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predictio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prospecti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punctual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relinquish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rudimentary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signify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sovereig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suspens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talisma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tentative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treason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viewpoint</text:p>
          </table:table-cell>
          <table:table-cell office:value-type="string" calcext:value-type="string">
            <text:p>Grade-7</text:p>
          </table:table-cell>
        </table:table-row>
        <table:table-row table:style-name="ro1">
          <table:table-cell office:value-type="string" calcext:value-type="string">
            <text:p>abhor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brasiv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mbiguou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mis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narchy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nthology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pprehend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ssimila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ssumption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udaciou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uthority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bisec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boycot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apabl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haracteriz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hronological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mmenc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mpel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ncis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nclud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nfisca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njectur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nscientiou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nsecutiv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nsisten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nstruc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corrobora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depic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deriv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despicabl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desponden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elaps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embark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encompas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evok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feasibl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gruesom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imminen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impel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inspir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integra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interroga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modify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mutiny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narra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novic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obsole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opposition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erish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erspectiv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lagiariz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recis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rediction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revalen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rofound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roprietor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ruden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pseudonym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rebuff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rebuk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recur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resilien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simula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simultaneou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specific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spontaneous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surmis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theory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tirad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Grade-8</text:p>
          </table:table-cell>
        </table:table-row>
        <table:table-row table:style-name="ro1">
          <table:table-cell office:value-type="string" calcext:value-type="string">
            <text:p>absolv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allevi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ambivale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animosit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arbitrar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beneficial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comprehensiv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connotation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credibl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cursor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cynic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earth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eficie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emonstr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epic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eriv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etrac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evast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igress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ilemma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ilige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istor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diversion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lation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lici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lud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xacerb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xcerp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xemplif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xplici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exposition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falter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feasibl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fluctu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formul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gener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gis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hypothetical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mpartial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mplausibl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mplication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mpl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ncentiv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ncohere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nfamous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nfuri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nnovation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nterced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nterpre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isol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jeopardiz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lucrativ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mandator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medi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mortif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nich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obsole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pacif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perspectiv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pertine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ponder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prevale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propone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punitiv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rappor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rational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reconcil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respectiv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retali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sabotag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scrutin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simulat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squander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succumb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tangibl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traumatic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turmoil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viable</text:p>
          </table:table-cell>
          <table:table-cell office:value-type="string" calcext:value-type="string">
            <text:p>Grade-9</text:p>
          </table:table-cell>
        </table:table-row>
        <table:table-row table:style-name="ro1">
          <table:table-cell office:value-type="string" calcext:value-type="string">
            <text:p>vulnerable</text:p>
          </table:table-cell>
          <table:table-cell office:value-type="string" calcext:value-type="string">
            <text:p>Grade-9</text:p>
          </table:table-cell>
        </table:table-row>
      </table:table>
      <table:named-expressions/>
      <table:database-ranges>
        <table:database-range table:name="__Anonymous_Sheet_DB__0" table:target-range-address="Sheet1.A1:Sheet1.B1031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03:14:50.352225689</meta:creation-date>
    <dc:date>2023-04-15T03:19:49.578817271</dc:date>
    <meta:editing-duration>PT4M59S</meta:editing-duration>
    <meta:editing-cycles>1</meta:editing-cycles>
    <meta:document-statistic meta:table-count="1" meta:cell-count="2062" meta:object-count="0"/>
    <meta:generator>LibreOffice/7.3.7.2$Linux_X86_64 LibreOffice_project/30$Build-2</meta:generator>
  </office:meta>
</office:document-meta>
</file>